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33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o_count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Simplex_regression</text:p>
          </table:table-cell>
          <table:table-cell/>
          <table:table-cell table:style-name="ce1" office:value-type="string" calcext:value-type="string">
            <text:p>Target_TS</text:p>
          </table:table-cell>
          <table:table-cell table:style-name="ce1" office:value-type="string" calcext:value-type="string">
            <text:p>Simplex_TS</text:p>
          </table:table-cell>
          <table:table-cell/>
          <table:table-cell table:style-name="ce1"/>
          <table:table-cell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Age</text:p>
          </table:table-cell>
          <table:table-cell office:value-type="float" office:value="0.0485288500390966" calcext:value-type="float">
            <text:p>0.0485288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achelor</text:p>
          </table:table-cell>
          <table:table-cell office:value-type="float" office:value="1.60164945210637" calcext:value-type="float">
            <text:p>1.601649452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ank_account</text:p>
          </table:table-cell>
          <table:table-cell office:value-type="float" office:value="0.693681878453187" calcext:value-type="float">
            <text:p>0.693681878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ank_reference</text:p>
          </table:table-cell>
          <table:table-cell office:value-type="float" office:value="0.707882538311047" calcext:value-type="float">
            <text:p>0.7078825383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dit_card_holder</text:p>
          </table:table-cell>
          <table:table-cell office:value-type="float" office:value="0.114595394700692" calcext:value-type="float">
            <text:p>0.114595394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dit_history</text:p>
          </table:table-cell>
          <table:table-cell office:value-type="float" office:value="0.779671220830595" calcext:value-type="float">
            <text:p>0.7796712208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lementary</text:p>
          </table:table-cell>
          <table:table-cell office:value-type="float" office:value="0.885699585637798" calcext:value-type="float">
            <text:p>0.8856995856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mployed</text:p>
          </table:table-cell>
          <table:table-cell office:value-type="float" office:value="2.05022625303396" calcext:value-type="float">
            <text:p>2.050226253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mployment_other</text:p>
          </table:table-cell>
          <table:table-cell office:value-type="float" office:value="1.35835893538271" calcext:value-type="float">
            <text:p>1.358358935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as_license</text:p>
          </table:table-cell>
          <table:table-cell office:value-type="float" office:value="0.404429831195912" calcext:value-type="float">
            <text:p>0.404429831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ave_grandchildren</text:p>
          </table:table-cell>
          <table:table-cell office:value-type="float" office:value="0.257918205247359" calcext:value-type="float">
            <text:p>0.257918205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ncome</text:p>
          </table:table-cell>
          <table:table-cell office:value-type="float" office:value="0.0000424257753213115" calcext:value-type="float">
            <text:p>4.24257753213115E-05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10.6449689139249" calcext:value-type="float">
            <text:p>10.644968913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ncome_source_declared</text:p>
          </table:table-cell>
          <table:table-cell office:value-type="float" office:value="0.720971471692614" calcext:value-type="float">
            <text:p>0.7209714717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11.1548527330149" calcext:value-type="float">
            <text:p>11.1548527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nsurance</text:p>
          </table:table-cell>
          <table:table-cell office:value-type="float" office:value="0.414994517065026" calcext:value-type="float">
            <text:p>0.4149945171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11.3234835473095" calcext:value-type="float">
            <text:p>11.32348354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nvestor</text:p>
          </table:table-cell>
          <table:table-cell office:value-type="float" office:value="1.64239106301764" calcext:value-type="float">
            <text:p>1.642391063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1.5184882146287" calcext:value-type="float">
            <text:p>11.51848821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hone</text:p>
          </table:table-cell>
          <table:table-cell office:value-type="float" office:value="0.947828722736928" calcext:value-type="float">
            <text:p>0.9478287227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12.1031547681401" calcext:value-type="float">
            <text:p>12.103154768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ost_graduate</text:p>
          </table:table-cell>
          <table:table-cell office:value-type="float" office:value="1.77303646595269" calcext:value-type="float">
            <text:p>1.773036466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2.1348737109141" calcext:value-type="float">
            <text:p>12.13487371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of_of_residence</text:p>
          </table:table-cell>
          <table:table-cell office:value-type="float" office:value="1.12693374967786" calcext:value-type="float">
            <text:p>1.1269337497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12.6454219643065" calcext:value-type="float">
            <text:p>12.645421964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ising_children</text:p>
          </table:table-cell>
          <table:table-cell office:value-type="float" office:value="0.429218103005071" calcext:value-type="float">
            <text:p>0.429218103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12.2177501628407" calcext:value-type="float">
            <text:p>12.21775016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lationship</text:p>
          </table:table-cell>
          <table:table-cell office:value-type="float" office:value="0.509883819090003" calcext:value-type="float">
            <text:p>0.5098838191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12.9278891989676" calcext:value-type="float">
            <text:p>12.9278891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econdary</text:p>
          </table:table-cell>
          <table:table-cell office:value-type="float" office:value="0.915735545963247" calcext:value-type="float">
            <text:p>0.915735546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3.1034497484785" calcext:value-type="float">
            <text:p>13.103449748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ite</text:p>
          </table:table-cell>
          <table:table-cell office:value-type="float" office:value="0.286982620111993" calcext:value-type="float">
            <text:p>0.2869826201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13.0421297371234" calcext:value-type="float">
            <text:p>13.04212973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ocial_network_account</text:p>
          </table:table-cell>
          <table:table-cell office:value-type="float" office:value="0.375654824572528" calcext:value-type="float">
            <text:p>0.3756548246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4.0260948016357" calcext:value-type="float">
            <text:p>14.02609480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able_income</text:p>
          </table:table-cell>
          <table:table-cell office:value-type="float" office:value="0.938306950608658" calcext:value-type="float">
            <text:p>0.93830695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8244212201712" calcext:value-type="float">
            <text:p>13.824421220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ake</text:p>
          </table:table-cell>
          <table:table-cell office:value-type="float" office:value="0.0000000129341049098912" calcext:value-type="float">
            <text:p>1.29341049098912E-08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14.7887328923443" calcext:value-type="float">
            <text:p>14.788732892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ZIP_code</text:p>
          </table:table-cell>
          <table:table-cell office:value-type="float" office:value="0.644968913924933" calcext:value-type="float">
            <text:p>0.6449689139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15.3555497540087" calcext:value-type="float">
            <text:p>15.355549754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/>
          <table:table-cell office:value-type="float" office:value="14.8" calcext:value-type="float">
            <text:p>14.8</text:p>
          </table:table-cell>
          <table:table-cell office:value-type="float" office:value="15.3555497540087" calcext:value-type="float">
            <text:p>15.3555497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st</text:p>
          </table:table-cell>
          <table:table-cell office:value-type="float" office:value="8.71630137032513" calcext:value-type="float">
            <text:p>8.7163013703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14.8400924277348" calcext:value-type="float">
            <text:p>14.8400924277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/>
          <table:table-cell office:value-type="float" office:value="14.8" calcext:value-type="float">
            <text:p>14.8</text:p>
          </table:table-cell>
          <table:table-cell office:value-type="float" office:value="15.3555497540087" calcext:value-type="float">
            <text:p>15.3555497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.8" calcext:value-type="float">
            <text:p>14.8</text:p>
          </table:table-cell>
          <table:table-cell office:value-type="float" office:value="14.6636824363575" calcext:value-type="float">
            <text:p>14.66368243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.6" calcext:value-type="float">
            <text:p>15.6</text:p>
          </table:table-cell>
          <table:table-cell office:value-type="float" office:value="15.4713164164146" calcext:value-type="float">
            <text:p>15.47131641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.9743216477109" calcext:value-type="float">
            <text:p>15.97432164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6.1631837340659" calcext:value-type="float">
            <text:p>16.16318373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.9117644927656" calcext:value-type="float">
            <text:p>15.91176449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.3" calcext:value-type="float">
            <text:p>16.3</text:p>
          </table:table-cell>
          <table:table-cell office:value-type="float" office:value="16.4826128318016" calcext:value-type="float">
            <text:p>16.48261283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.7" calcext:value-type="float">
            <text:p>16.7</text:p>
          </table:table-cell>
          <table:table-cell office:value-type="float" office:value="16.4772962484963" calcext:value-type="float">
            <text:p>16.47729624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.1" calcext:value-type="float">
            <text:p>17.1</text:p>
          </table:table-cell>
          <table:table-cell office:value-type="float" office:value="16.4837769012435" calcext:value-type="float">
            <text:p>16.48377690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.2" calcext:value-type="float">
            <text:p>17.2</text:p>
          </table:table-cell>
          <table:table-cell office:value-type="float" office:value="17.658630339839" calcext:value-type="float">
            <text:p>17.65863033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.4" calcext:value-type="float">
            <text:p>17.4</text:p>
          </table:table-cell>
          <table:table-cell office:value-type="float" office:value="16.9963214743929" calcext:value-type="float">
            <text:p>16.99632147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.4" calcext:value-type="float">
            <text:p>17.4</text:p>
          </table:table-cell>
          <table:table-cell office:value-type="float" office:value="16.9963214743929" calcext:value-type="float">
            <text:p>16.99632147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.8" calcext:value-type="float">
            <text:p>17.8</text:p>
          </table:table-cell>
          <table:table-cell office:value-type="float" office:value="17.8841772485658" calcext:value-type="float">
            <text:p>17.88417724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18.0245479007449" calcext:value-type="float">
            <text:p>18.02454790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18.3940610676558" calcext:value-type="float">
            <text:p>18.39406106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18.1232552240707" calcext:value-type="float">
            <text:p>18.12325522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18.1232552240707" calcext:value-type="float">
            <text:p>18.12325522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18.3133953515709" calcext:value-type="float">
            <text:p>18.31339535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18.3940610676558" calcext:value-type="float">
            <text:p>18.39406106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18.4289777319408" calcext:value-type="float">
            <text:p>18.42897773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4" calcext:value-type="float">
            <text:p>18.4</text:p>
          </table:table-cell>
          <table:table-cell office:value-type="float" office:value="18.2235834511363" calcext:value-type="float">
            <text:p>18.22358345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6" calcext:value-type="float">
            <text:p>18.6</text:p>
          </table:table-cell>
          <table:table-cell office:value-type="float" office:value="18.5986808332261" calcext:value-type="float">
            <text:p>18.59868083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6" calcext:value-type="float">
            <text:p>18.6</text:p>
          </table:table-cell>
          <table:table-cell office:value-type="float" office:value="18.5291461624907" calcext:value-type="float">
            <text:p>18.52914616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6" calcext:value-type="float">
            <text:p>18.6</text:p>
          </table:table-cell>
          <table:table-cell office:value-type="float" office:value="18.8232791706609" calcext:value-type="float">
            <text:p>18.82327917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8" calcext:value-type="float">
            <text:p>18.8</text:p>
          </table:table-cell>
          <table:table-cell office:value-type="float" office:value="18.7334672702263" calcext:value-type="float">
            <text:p>18.73346727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8" calcext:value-type="float">
            <text:p>18.8</text:p>
          </table:table-cell>
          <table:table-cell office:value-type="float" office:value="18.6528015541414" calcext:value-type="float">
            <text:p>18.65280155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1" calcext:value-type="float">
            <text:p>19.1</text:p>
          </table:table-cell>
          <table:table-cell office:value-type="float" office:value="19.0997930249823" calcext:value-type="float">
            <text:p>19.0997930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1" calcext:value-type="float">
            <text:p>19.1</text:p>
          </table:table-cell>
          <table:table-cell office:value-type="float" office:value="19.1236231512296" calcext:value-type="float">
            <text:p>19.12362315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2" calcext:value-type="float">
            <text:p>19.2</text:p>
          </table:table-cell>
          <table:table-cell office:value-type="float" office:value="18.9107197593887" calcext:value-type="float">
            <text:p>18.91071975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2" calcext:value-type="float">
            <text:p>19.2</text:p>
          </table:table-cell>
          <table:table-cell office:value-type="float" office:value="19.190077851371" calcext:value-type="float">
            <text:p>19.19007785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2" calcext:value-type="float">
            <text:p>19.2</text:p>
          </table:table-cell>
          <table:table-cell office:value-type="float" office:value="19.0728734727968" calcext:value-type="float">
            <text:p>19.07287347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2" calcext:value-type="float">
            <text:p>19.2</text:p>
          </table:table-cell>
          <table:table-cell office:value-type="float" office:value="19.190077851371" calcext:value-type="float">
            <text:p>19.19007785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3" calcext:value-type="float">
            <text:p>19.3</text:p>
          </table:table-cell>
          <table:table-cell office:value-type="float" office:value="19.2509004771935" calcext:value-type="float">
            <text:p>19.25090047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4" calcext:value-type="float">
            <text:p>19.4</text:p>
          </table:table-cell>
          <table:table-cell office:value-type="float" office:value="19.5369877838347" calcext:value-type="float">
            <text:p>19.53698778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4" calcext:value-type="float">
            <text:p>19.4</text:p>
          </table:table-cell>
          <table:table-cell office:value-type="float" office:value="19.7782235562391" calcext:value-type="float">
            <text:p>19.77822355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4" calcext:value-type="float">
            <text:p>19.4</text:p>
          </table:table-cell>
          <table:table-cell office:value-type="float" office:value="19.7782235562391" calcext:value-type="float">
            <text:p>19.77822355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4" calcext:value-type="float">
            <text:p>19.4</text:p>
          </table:table-cell>
          <table:table-cell office:value-type="float" office:value="19.4960932286543" calcext:value-type="float">
            <text:p>19.49609322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6" calcext:value-type="float">
            <text:p>19.6</text:p>
          </table:table-cell>
          <table:table-cell office:value-type="float" office:value="19.4206035784787" calcext:value-type="float">
            <text:p>19.42060357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6" calcext:value-type="float">
            <text:p>19.6</text:p>
          </table:table-cell>
          <table:table-cell office:value-type="float" office:value="19.4206035784787" calcext:value-type="float">
            <text:p>19.42060357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7" calcext:value-type="float">
            <text:p>19.7</text:p>
          </table:table-cell>
          <table:table-cell office:value-type="float" office:value="19.6118166843067" calcext:value-type="float">
            <text:p>19.61181668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7" calcext:value-type="float">
            <text:p>19.7</text:p>
          </table:table-cell>
          <table:table-cell office:value-type="float" office:value="19.6118166843067" calcext:value-type="float">
            <text:p>19.61181668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8" calcext:value-type="float">
            <text:p>19.8</text:p>
          </table:table-cell>
          <table:table-cell office:value-type="float" office:value="20.0150995491935" calcext:value-type="float">
            <text:p>20.01509954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8" calcext:value-type="float">
            <text:p>19.8</text:p>
          </table:table-cell>
          <table:table-cell office:value-type="float" office:value="19.9726737738722" calcext:value-type="float">
            <text:p>19.97267377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8" calcext:value-type="float">
            <text:p>19.8</text:p>
          </table:table-cell>
          <table:table-cell office:value-type="float" office:value="20.0150995491935" calcext:value-type="float">
            <text:p>20.01509954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8" calcext:value-type="float">
            <text:p>19.8</text:p>
          </table:table-cell>
          <table:table-cell office:value-type="float" office:value="19.9726737738722" calcext:value-type="float">
            <text:p>19.97267377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8" calcext:value-type="float">
            <text:p>19.8</text:p>
          </table:table-cell>
          <table:table-cell office:value-type="float" office:value="20.0150995491935" calcext:value-type="float">
            <text:p>20.01509954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.9" calcext:value-type="float">
            <text:p>19.9</text:p>
          </table:table-cell>
          <table:table-cell office:value-type="float" office:value="19.984961175555" calcext:value-type="float">
            <text:p>19.98496117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.7600097810492" calcext:value-type="float">
            <text:p>19.7600097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1" calcext:value-type="float">
            <text:p>20.1</text:p>
          </table:table-cell>
          <table:table-cell office:value-type="float" office:value="20.1423768751574" calcext:value-type="float">
            <text:p>20.14237687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1" calcext:value-type="float">
            <text:p>20.1</text:p>
          </table:table-cell>
          <table:table-cell office:value-type="float" office:value="20.1423768751574" calcext:value-type="float">
            <text:p>20.14237687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1" calcext:value-type="float">
            <text:p>20.1</text:p>
          </table:table-cell>
          <table:table-cell office:value-type="float" office:value="20.2579592555273" calcext:value-type="float">
            <text:p>20.25795925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3" calcext:value-type="float">
            <text:p>20.3</text:p>
          </table:table-cell>
          <table:table-cell office:value-type="float" office:value="20.3147023165644" calcext:value-type="float">
            <text:p>20.31470231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3" calcext:value-type="float">
            <text:p>20.3</text:p>
          </table:table-cell>
          <table:table-cell office:value-type="float" office:value="20.3147023165644" calcext:value-type="float">
            <text:p>20.31470231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4" calcext:value-type="float">
            <text:p>20.4</text:p>
          </table:table-cell>
          <table:table-cell office:value-type="float" office:value="20.6036565958983" calcext:value-type="float">
            <text:p>20.60365659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4" calcext:value-type="float">
            <text:p>20.4</text:p>
          </table:table-cell>
          <table:table-cell office:value-type="float" office:value="20.3120799764426" calcext:value-type="float">
            <text:p>20.31207997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0.3327881559993" calcext:value-type="float">
            <text:p>20.3327881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0.2567855982316" calcext:value-type="float">
            <text:p>20.25678559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0.2567855982316" calcext:value-type="float">
            <text:p>20.25678559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7" calcext:value-type="float">
            <text:p>20.7</text:p>
          </table:table-cell>
          <table:table-cell office:value-type="float" office:value="20.7439204195695" calcext:value-type="float">
            <text:p>20.74392041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7" calcext:value-type="float">
            <text:p>20.7</text:p>
          </table:table-cell>
          <table:table-cell office:value-type="float" office:value="20.7439204195695" calcext:value-type="float">
            <text:p>20.74392041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8" calcext:value-type="float">
            <text:p>20.8</text:p>
          </table:table-cell>
          <table:table-cell office:value-type="float" office:value="21.0186511129634" calcext:value-type="float">
            <text:p>21.0186511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8" calcext:value-type="float">
            <text:p>20.8</text:p>
          </table:table-cell>
          <table:table-cell office:value-type="float" office:value="20.6514861790131" calcext:value-type="float">
            <text:p>20.6514861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8" calcext:value-type="float">
            <text:p>20.8</text:p>
          </table:table-cell>
          <table:table-cell office:value-type="float" office:value="20.6514861790131" calcext:value-type="float">
            <text:p>20.6514861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8" calcext:value-type="float">
            <text:p>20.8</text:p>
          </table:table-cell>
          <table:table-cell office:value-type="float" office:value="20.6514861790131" calcext:value-type="float">
            <text:p>20.6514861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8" calcext:value-type="float">
            <text:p>20.8</text:p>
          </table:table-cell>
          <table:table-cell office:value-type="float" office:value="20.6514861790131" calcext:value-type="float">
            <text:p>20.6514861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8" calcext:value-type="float">
            <text:p>20.8</text:p>
          </table:table-cell>
          <table:table-cell office:value-type="float" office:value="20.6514861790131" calcext:value-type="float">
            <text:p>20.6514861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9" calcext:value-type="float">
            <text:p>20.9</text:p>
          </table:table-cell>
          <table:table-cell office:value-type="float" office:value="20.9029281694523" calcext:value-type="float">
            <text:p>20.90292816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.9" calcext:value-type="float">
            <text:p>20.9</text:p>
          </table:table-cell>
          <table:table-cell office:value-type="float" office:value="21.5564137253606" calcext:value-type="float">
            <text:p>21.55641372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1.0771741804892" calcext:value-type="float">
            <text:p>21.07717418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.1" calcext:value-type="float">
            <text:p>21.1</text:p>
          </table:table-cell>
          <table:table-cell office:value-type="float" office:value="21.2403041044049" calcext:value-type="float">
            <text:p>21.24030410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.1" calcext:value-type="float">
            <text:p>21.1</text:p>
          </table:table-cell>
          <table:table-cell office:value-type="float" office:value="20.9596712304894" calcext:value-type="float">
            <text:p>20.95967123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.2" calcext:value-type="float">
            <text:p>21.2</text:p>
          </table:table-cell>
          <table:table-cell office:value-type="float" office:value="20.8026317228979" calcext:value-type="float">
            <text:p>20.80263172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.3" calcext:value-type="float">
            <text:p>21.3</text:p>
          </table:table-cell>
          <table:table-cell office:value-type="float" office:value="21.0877420572977" calcext:value-type="float">
            <text:p>21.08774205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1.8025839062859" calcext:value-type="float">
            <text:p>21.80258390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.1" calcext:value-type="float">
            <text:p>22.1</text:p>
          </table:table-cell>
          <table:table-cell office:value-type="float" office:value="22.2240984180203" calcext:value-type="float">
            <text:p>22.2240984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22.4529941395325" calcext:value-type="float">
            <text:p>22.45299413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22.2240984180203" calcext:value-type="float">
            <text:p>22.2240984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4.0629075651982" calcext:value-type="float">
            <text:p>24.06290756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.2" calcext:value-type="float">
            <text:p>24.2</text:p>
          </table:table-cell>
          <table:table-cell office:value-type="float" office:value="23.9450020788418" calcext:value-type="float">
            <text:p>23.94500207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24.6141759356056" calcext:value-type="float">
            <text:p>24.61417593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24.6566017109269" calcext:value-type="float">
            <text:p>24.65660171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24.6141759356056" calcext:value-type="float">
            <text:p>24.61417593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.6" calcext:value-type="float">
            <text:p>24.6</text:p>
          </table:table-cell>
          <table:table-cell office:value-type="float" office:value="23.7436292365157" calcext:value-type="float">
            <text:p>23.74362923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.8" calcext:value-type="float">
            <text:p>24.8</text:p>
          </table:table-cell>
          <table:table-cell office:value-type="float" office:value="24.7838790368908" calcext:value-type="float">
            <text:p>24.78387903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.8" calcext:value-type="float">
            <text:p>24.8</text:p>
          </table:table-cell>
          <table:table-cell office:value-type="float" office:value="24.5470529473352" calcext:value-type="float">
            <text:p>24.54705294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.8" calcext:value-type="float">
            <text:p>24.8</text:p>
          </table:table-cell>
          <table:table-cell office:value-type="float" office:value="24.5470529473352" calcext:value-type="float">
            <text:p>24.54705294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4.9535821381761" calcext:value-type="float">
            <text:p>24.95358213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.8" calcext:value-type="float">
            <text:p>25.8</text:p>
          </table:table-cell>
          <table:table-cell office:value-type="float" office:value="24.5874844104874" calcext:value-type="float">
            <text:p>24.58748441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.0430204623302" calcext:value-type="float">
            <text:p>31.04302046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0.351153144679" calcext:value-type="float">
            <text:p>30.351153144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00/00/00</text:date>, <text:time style:data-style-name="N2" text:time-value="16:05:16.374501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16:06:00.390702933</dc:date>
    <dc:creator>Vincent de Comarmond</dc:creator>
    <meta:editing-duration>PT22M18S</meta:editing-duration>
    <meta:editing-cycles>11</meta:editing-cycles>
    <meta:generator>LibreOffice/5.1.6.2$Linux_X86_64 LibreOffice_project/10m0$Build-2</meta:generator>
    <meta:document-statistic meta:table-count="1" meta:cell-count="294" meta:object-count="0"/>
  </office:meta>
</office:document-meta>
</file>